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3" style:family="table-cell" style:parent-style-name="Default" style:data-style-name="N43">
      <style:text-properties fo:font-weight="bold" style:font-weight-asian="bold" style:font-weight-complex="bold"/>
    </style:style>
    <style:style style:name="ce4" style:family="table-cell" style:parent-style-name="Default" style:data-style-name="N116"/>
    <style:style style:name="ce5" style:family="table-cell" style:parent-style-name="Default" style:data-style-name="N116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2">
          <table:table-cell office:value-type="string">
            <text:p>Columns</text:p>
          </table:table-cell>
          <table:table-cell office:value-type="string">
            <text:p>Blocksize</text:p>
          </table:table-cell>
          <table:table-cell office:value-type="string">
            <text:p>Iter 1</text:p>
          </table:table-cell>
          <table:table-cell table:number-columns-repeated="3"/>
          <table:table-cell office:value-type="string">
            <text:p>Iter 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ps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table:style-name="ce2" office:value-type="time" office:time-value="PT21H36M38S">
            <text:p>09:36:38 PM</text:p>
          </table:table-cell>
          <table:table-cell table:style-name="ce2" office:value-type="time" office:time-value="PT21H43M42S">
            <text:p>09:43:42 PM</text:p>
          </table:table-cell>
          <table:table-cell table:formula="of:=[.E3]-[.D3]" office:value-type="time" office:time-value="PT00H07M04S">
            <text:p>424</text:p>
          </table:table-cell>
          <table:table-cell table:style-name="ce2" office:value-type="time" office:time-value="PT21H43M49S">
            <text:p>09:43:49 PM</text:p>
          </table:table-cell>
          <table:table-cell table:style-name="ce2" office:value-type="time" office:time-value="PT21H44M10S">
            <text:p>09:44:10 PM</text:p>
          </table:table-cell>
          <table:table-cell table:style-name="ce4" table:formula="of:=[.H3]-[.G3]" office:value-type="time" office:time-value="PT00H00M21S">
            <text:p>2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2" office:value-type="time" office:time-value="PT21H44M17S">
            <text:p>09:44:17 PM</text:p>
          </table:table-cell>
          <table:table-cell table:style-name="ce2" office:value-type="time" office:time-value="PT21H50M56S">
            <text:p>09:50:56 PM</text:p>
          </table:table-cell>
          <table:table-cell table:formula="of:=[.E4]-[.D4]" office:value-type="time" office:time-value="PT00H06M39S">
            <text:p>399</text:p>
          </table:table-cell>
          <table:table-cell table:style-name="ce2" office:value-type="time" office:time-value="PT21H51M04S">
            <text:p>09:51:04 PM</text:p>
          </table:table-cell>
          <table:table-cell table:style-name="ce2" office:value-type="time" office:time-value="PT21H51M23S">
            <text:p>09:51:23 PM</text:p>
          </table:table-cell>
          <table:table-cell table:style-name="ce4" table:formula="of:=[.H4]-[.G4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---</text:p>
          </table:table-cell>
          <table:table-cell table:style-name="ce2" office:value-type="time" office:time-value="PT21H51M30S">
            <text:p>09:51:30 PM</text:p>
          </table:table-cell>
          <table:table-cell table:style-name="ce2" office:value-type="time" office:time-value="PT21H58M18S">
            <text:p>09:58:18 PM</text:p>
          </table:table-cell>
          <table:table-cell table:formula="of:=[.E5]-[.D5]" office:value-type="time" office:time-value="PT00H06M48S">
            <text:p>408</text:p>
          </table:table-cell>
          <table:table-cell table:style-name="ce2" office:value-type="time" office:time-value="PT21H58M22S">
            <text:p>09:58:22 PM</text:p>
          </table:table-cell>
          <table:table-cell table:style-name="ce2" office:value-type="time" office:time-value="PT21H58M41S">
            <text:p>09:58:41 PM</text:p>
          </table:table-cell>
          <table:table-cell table:style-name="ce4" table:formula="of:=[.H5]-[.G5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style-name="ce2" office:value-type="time" office:time-value="PT21H58M48S">
            <text:p>09:58:48 PM</text:p>
          </table:table-cell>
          <table:table-cell table:style-name="ce2" office:value-type="time" office:time-value="PT22H05M29S">
            <text:p>10:05:29 PM</text:p>
          </table:table-cell>
          <table:table-cell table:formula="of:=[.E6]-[.D6]" office:value-type="time" office:time-value="PT00H06M41S">
            <text:p>401</text:p>
          </table:table-cell>
          <table:table-cell table:style-name="ce2" office:value-type="time" office:time-value="PT21H05M33S">
            <text:p>09:05:33 PM</text:p>
          </table:table-cell>
          <table:table-cell table:style-name="ce2" office:value-type="time" office:time-value="PT21H05M52S">
            <text:p>09:05:52 PM</text:p>
          </table:table-cell>
          <table:table-cell table:style-name="ce4" table:formula="of:=[.H6]-[.G6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2" office:value-type="time" office:time-value="PT22H05M59S">
            <text:p>10:05:59 PM</text:p>
          </table:table-cell>
          <table:table-cell table:style-name="ce2" office:value-type="time" office:time-value="PT22H12M35S">
            <text:p>10:12:35 PM</text:p>
          </table:table-cell>
          <table:table-cell table:formula="of:=[.E7]-[.D7]" office:value-type="time" office:time-value="PT00H06M36S">
            <text:p>396</text:p>
          </table:table-cell>
          <table:table-cell table:style-name="ce2" office:value-type="time" office:time-value="PT22H12M39S">
            <text:p>10:12:39 PM</text:p>
          </table:table-cell>
          <table:table-cell table:style-name="ce2" office:value-type="time" office:time-value="PT22H12M59S">
            <text:p>10:12:59 PM</text:p>
          </table:table-cell>
          <table:table-cell table:style-name="ce4" table:formula="of:=[.H7]-[.G7]" office:value-type="time" office:time-value="PT00H00M20S">
            <text:p>20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/>
          <table:table-cell table:style-name="ce2" office:value-type="time" office:time-value="PT23H41M45S">
            <text:p>11:41:45 PM</text:p>
          </table:table-cell>
          <table:table-cell table:style-name="ce2" office:value-type="time" office:time-value="PT23H48M31S">
            <text:p>11:48:31 PM</text:p>
          </table:table-cell>
          <table:table-cell table:formula="of:=[.E8]-[.D8]" office:value-type="time" office:time-value="PT00H06M46S">
            <text:p>406</text:p>
          </table:table-cell>
          <table:table-cell table:style-name="ce2" office:value-type="time" office:time-value="PT23H48M35S">
            <text:p>11:48:35 PM</text:p>
          </table:table-cell>
          <table:table-cell table:style-name="ce2" office:value-type="time" office:time-value="PT23H48M53S">
            <text:p>11:48:53 PM</text:p>
          </table:table-cell>
          <table:table-cell table:style-name="ce4" table:formula="of:=[.H8]-[.G8]" office:value-type="time" office:time-value="PT00H00M18S">
            <text:p>18</text:p>
          </table:table-cell>
        </table:table-row>
        <table:table-row table:style-name="ro2">
          <table:table-cell/>
          <table:table-cell table:style-name="ce1" office:value-type="float" office:value="100">
            <text:p>100</text:p>
          </table:table-cell>
          <table:table-cell table:style-name="ce1"/>
          <table:table-cell table:style-name="ce3" office:value-type="time" office:time-value="PT23H49M00S">
            <text:p>11:49:00 PM</text:p>
          </table:table-cell>
          <table:table-cell table:style-name="ce3" office:value-type="time" office:time-value="PT23H55M20S">
            <text:p>11:55:20 PM</text:p>
          </table:table-cell>
          <table:table-cell table:style-name="ce5" table:formula="of:=[.E9]-[.D9]" office:value-type="time" office:time-value="PT00H06M20S">
            <text:p>380</text:p>
          </table:table-cell>
          <table:table-cell table:style-name="ce3" office:value-type="time" office:time-value="PT23H55M25S">
            <text:p>11:55:25 PM</text:p>
          </table:table-cell>
          <table:table-cell table:style-name="ce3" office:value-type="time" office:time-value="PT23H55M44S">
            <text:p>11:55:44 PM</text:p>
          </table:table-cell>
          <table:table-cell table:style-name="ce5" table:formula="of:=[.H9]-[.G9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/>
          <table:table-cell table:style-name="ce2" office:value-type="time" office:time-value="PT22H55M50S">
            <text:p>10:55:50 PM</text:p>
          </table:table-cell>
          <table:table-cell table:style-name="ce2" office:value-type="time" office:time-value="PT23H02M25S">
            <text:p>11:02:25 PM</text:p>
          </table:table-cell>
          <table:table-cell table:formula="of:=[.E10]-[.D10]" office:value-type="time" office:time-value="PT00H06M35S">
            <text:p>395</text:p>
          </table:table-cell>
          <table:table-cell table:style-name="ce2" office:value-type="time" office:time-value="PT00H02M29S">
            <text:p>12:02:29 AM</text:p>
          </table:table-cell>
          <table:table-cell table:style-name="ce2" office:value-type="time" office:time-value="PT00H02M48S">
            <text:p>12:02:48 AM</text:p>
          </table:table-cell>
          <table:table-cell table:style-name="ce4" table:formula="of:=[.H10]-[.G10]" office:value-type="time" office:time-value="PT00H00M19S">
            <text:p>1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00">
            <text:p>7000</text:p>
          </table:table-cell>
          <table:table-cell table:style-name="ce2" office:value-type="time" office:time-value="PT22H13M09S">
            <text:p>10:13:09 PM</text:p>
          </table:table-cell>
          <table:table-cell table:style-name="ce2" office:value-type="time" office:time-value="PT22H19M59S">
            <text:p>10:19:59 PM</text:p>
          </table:table-cell>
          <table:table-cell table:formula="of:=[.E11]-[.D11]" office:value-type="time" office:time-value="PT00H06M50S">
            <text:p>410</text:p>
          </table:table-cell>
          <table:table-cell table:style-name="ce2" office:value-type="time" office:time-value="PT22H20M03S">
            <text:p>10:20:03 PM</text:p>
          </table:table-cell>
          <table:table-cell table:style-name="ce2" office:value-type="time" office:time-value="PT22H20M24S">
            <text:p>10:20:24 PM</text:p>
          </table:table-cell>
          <table:table-cell table:style-name="ce4" table:formula="of:=[.H11]-[.G11]" office:value-type="time" office:time-value="PT00H00M21S">
            <text:p>2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2" office:value-type="time" office:time-value="PT22H20M35S">
            <text:p>10:20:35 PM</text:p>
          </table:table-cell>
          <table:table-cell table:style-name="ce2" office:value-type="time" office:time-value="PT22H26M59S">
            <text:p>10:26:59 PM</text:p>
          </table:table-cell>
          <table:table-cell table:formula="of:=[.E12]-[.D12]" office:value-type="time" office:time-value="PT00H06M24S">
            <text:p>384</text:p>
          </table:table-cell>
          <table:table-cell table:style-name="ce2" office:value-type="time" office:time-value="PT22H27M07S">
            <text:p>10:27:07 PM</text:p>
          </table:table-cell>
          <table:table-cell table:style-name="ce2" office:value-type="time" office:time-value="PT22H27M28S">
            <text:p>10:27:28 PM</text:p>
          </table:table-cell>
          <table:table-cell table:style-name="ce4" table:formula="of:=[.H12]-[.G12]" office:value-type="time" office:time-value="PT00H00M21S">
            <text:p>2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---</text:p>
          </table:table-cell>
          <table:table-cell table:style-name="ce2" office:value-type="time" office:time-value="PT22H27M35S">
            <text:p>10:27:35 PM</text:p>
          </table:table-cell>
          <table:table-cell table:style-name="ce2" office:value-type="time" office:time-value="PT22H34M05S">
            <text:p>10:34:05 PM</text:p>
          </table:table-cell>
          <table:table-cell table:formula="of:=[.E13]-[.D13]" office:value-type="time" office:time-value="PT00H06M30S">
            <text:p>390</text:p>
          </table:table-cell>
          <table:table-cell table:style-name="ce2" office:value-type="time" office:time-value="PT22H34M10S">
            <text:p>10:34:10 PM</text:p>
          </table:table-cell>
          <table:table-cell table:style-name="ce2" office:value-type="time" office:time-value="PT22H34M32S">
            <text:p>10:34:32 PM</text:p>
          </table:table-cell>
          <table:table-cell table:style-name="ce4" table:formula="of:=[.H13]-[.G13]" office:value-type="time" office:time-value="PT00H00M22S">
            <text:p>22</text:p>
          </table:table-cell>
        </table:table-row>
        <table:table-row table:style-name="ro2"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---</text:p>
          </table:table-cell>
          <table:table-cell table:style-name="ce3" office:value-type="time" office:time-value="PT22H34M40S">
            <text:p>10:34:40 PM</text:p>
          </table:table-cell>
          <table:table-cell table:style-name="ce3" office:value-type="time" office:time-value="PT22H40M52S">
            <text:p>10:40:52 PM</text:p>
          </table:table-cell>
          <table:table-cell table:style-name="ce5" table:formula="of:=[.E14]-[.D14]" office:value-type="time" office:time-value="PT00H06M12S">
            <text:p>372</text:p>
          </table:table-cell>
          <table:table-cell table:style-name="ce3" office:value-type="time" office:time-value="PT22H40M56S">
            <text:p>10:40:56 PM</text:p>
          </table:table-cell>
          <table:table-cell table:style-name="ce3" office:value-type="time" office:time-value="PT22H41M18S">
            <text:p>10:41:18 PM</text:p>
          </table:table-cell>
          <table:table-cell table:style-name="ce5" table:formula="of:=[.H14]-[.G14]" office:value-type="time" office:time-value="PT00H00M22S">
            <text:p>2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2" office:value-type="time" office:time-value="PT22H41M25S">
            <text:p>10:41:25 PM</text:p>
          </table:table-cell>
          <table:table-cell table:style-name="ce2" office:value-type="time" office:time-value="PT22H47M39S">
            <text:p>10:47:39 PM</text:p>
          </table:table-cell>
          <table:table-cell table:formula="of:=[.E15]-[.D15]" office:value-type="time" office:time-value="PT00H06M14S">
            <text:p>374</text:p>
          </table:table-cell>
          <table:table-cell table:style-name="ce2" office:value-type="time" office:time-value="PT22H47M44S">
            <text:p>10:47:44 PM</text:p>
          </table:table-cell>
          <table:table-cell table:style-name="ce2" office:value-type="time" office:time-value="PT22H48M06S">
            <text:p>10:48:06 PM</text:p>
          </table:table-cell>
          <table:table-cell table:style-name="ce4" table:formula="of:=[.H15]-[.G15]" office:value-type="time" office:time-value="PT00H00M22S">
            <text:p>2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6000">
            <text:p>6000</text:p>
          </table:table-cell>
          <table:table-cell table:style-name="ce2" office:value-type="time" office:time-value="PT22H48M13S">
            <text:p>10:48:13 PM</text:p>
          </table:table-cell>
          <table:table-cell table:style-name="ce2" office:value-type="time" office:time-value="PT22H56M26S">
            <text:p>10:56:26 PM</text:p>
          </table:table-cell>
          <table:table-cell table:formula="of:=[.E16]-[.D16]" office:value-type="time" office:time-value="PT00H08M13S">
            <text:p>493</text:p>
          </table:table-cell>
          <table:table-cell table:style-name="ce2" office:value-type="time" office:time-value="PT22H56M30S">
            <text:p>10:56:30 PM</text:p>
          </table:table-cell>
          <table:table-cell table:style-name="ce2" office:value-type="time" office:time-value="PT22H59M49S">
            <text:p>10:59:49 PM</text:p>
          </table:table-cell>
          <table:table-cell table:style-name="ce4" table:formula="of:=[.H16]-[.G16]" office:value-type="time" office:time-value="PT00H03M19S">
            <text:p>19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2" office:value-type="time" office:time-value="PT23H00M01S">
            <text:p>11:00:01 PM</text:p>
          </table:table-cell>
          <table:table-cell table:style-name="ce2" office:value-type="time" office:time-value="PT23H07M13S">
            <text:p>11:07:13 PM</text:p>
          </table:table-cell>
          <table:table-cell table:formula="of:=[.E17]-[.D17]" office:value-type="time" office:time-value="PT00H07M12S">
            <text:p>432</text:p>
          </table:table-cell>
          <table:table-cell table:style-name="ce2" office:value-type="time" office:time-value="PT23H07M18S">
            <text:p>11:07:18 PM</text:p>
          </table:table-cell>
          <table:table-cell table:style-name="ce2" office:value-type="time" office:time-value="PT23H10M07S">
            <text:p>11:10:07 PM</text:p>
          </table:table-cell>
          <table:table-cell table:style-name="ce4" table:formula="of:=[.H17]-[.G17]" office:value-type="time" office:time-value="PT00H02M49S">
            <text:p>169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---</text:p>
          </table:table-cell>
          <table:table-cell table:style-name="ce3" office:value-type="time" office:time-value="PT23H10M17S">
            <text:p>11:10:17 PM</text:p>
          </table:table-cell>
          <table:table-cell table:style-name="ce3" office:value-type="time" office:time-value="PT23H17M19S">
            <text:p>11:17:19 PM</text:p>
          </table:table-cell>
          <table:table-cell table:style-name="ce5" table:formula="of:=[.E18]-[.D18]" office:value-type="time" office:time-value="PT00H07M02S">
            <text:p>422</text:p>
          </table:table-cell>
          <table:table-cell table:style-name="ce3" office:value-type="time" office:time-value="PT23H17M23S">
            <text:p>11:17:23 PM</text:p>
          </table:table-cell>
          <table:table-cell table:style-name="ce3" office:value-type="time" office:time-value="PT23H19M57S">
            <text:p>11:19:57 PM</text:p>
          </table:table-cell>
          <table:table-cell table:style-name="ce5" table:formula="of:=[.H18]-[.G18]" office:value-type="time" office:time-value="PT00H02M34S">
            <text:p>15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style-name="ce2" office:value-type="time" office:time-value="PT23H20M08S">
            <text:p>11:20:08 PM</text:p>
          </table:table-cell>
          <table:table-cell table:style-name="ce2" office:value-type="time" office:time-value="PT23H27M18S">
            <text:p>11:27:18 PM</text:p>
          </table:table-cell>
          <table:table-cell table:formula="of:=[.E19]-[.D19]" office:value-type="time" office:time-value="PT00H07M10S">
            <text:p>430</text:p>
          </table:table-cell>
          <table:table-cell table:style-name="ce2" office:value-type="time" office:time-value="PT23H27M24S">
            <text:p>11:27:24 PM</text:p>
          </table:table-cell>
          <table:table-cell table:style-name="ce2" office:value-type="time" office:time-value="PT23H30M46S">
            <text:p>11:30:46 PM</text:p>
          </table:table-cell>
          <table:table-cell table:style-name="ce4" table:formula="of:=[.H19]-[.G19]" office:value-type="time" office:time-value="PT00H03M22S">
            <text:p>20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2" office:value-type="time" office:time-value="PT23H30M55S">
            <text:p>11:30:55 PM</text:p>
          </table:table-cell>
          <table:table-cell table:style-name="ce2" office:value-type="time" office:time-value="PT23H38M09S">
            <text:p>11:38:09 PM</text:p>
          </table:table-cell>
          <table:table-cell table:formula="of:=[.E20]-[.D20]" office:value-type="time" office:time-value="PT00H07M14S">
            <text:p>434</text:p>
          </table:table-cell>
          <table:table-cell table:style-name="ce2" office:value-type="time" office:time-value="PT23H38M13S">
            <text:p>11:38:13 PM</text:p>
          </table:table-cell>
          <table:table-cell table:style-name="ce2" office:value-type="time" office:time-value="PT23H41M35S">
            <text:p>11:41:35 PM</text:p>
          </table:table-cell>
          <table:table-cell table:style-name="ce4" table:formula="of:=[.H20]-[.G20]" office:value-type="time" office:time-value="PT00H03M22S">
            <text:p>202</text:p>
          </table:table-cell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 number:truncate-on-overflow="false"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2/06/2011</text:date>, <text:time>20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leich</meta:initial-creator>
    <meta:creation-date>2011-02-01T08:50:09</meta:creation-date>
    <dc:date>2011-02-06T20:21:10</dc:date>
    <dc:creator>David Gleich</dc:creator>
    <meta:editing-duration>PT47H18M44S</meta:editing-duration>
    <meta:editing-cycles>4</meta:editing-cycles>
    <meta:generator>OpenOffice.org/3.2$Unix OpenOffice.org_project/320m12$Build-9483</meta:generator>
    <meta:document-statistic meta:table-count="3" meta:cell-count="153" meta:object-count="0"/>
  </office:meta>
</office:document-meta>
</file>